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EMP_CODE</text:p>
          </table:table-cell>
          <table:table-cell table:style-name="ce1" office:value-type="string" calcext:value-type="string">
            <text:p>Member_Name</text:p>
          </table:table-cell>
          <table:table-cell table:style-name="ce1" office:value-type="string" calcext:value-type="string">
            <text:p>Dependant_DOB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ge_Band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Relationship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M0787</text:p>
          </table:table-cell>
          <table:table-cell office:value-type="string" calcext:value-type="string">
            <text:p>Karthikeyan.M</text:p>
          </table:table-cell>
          <table:table-cell office:value-type="date" office:date-value="1992-09-24" calcext:value-type="date">
            <text:p>1992-09-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SEL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rugesan.S</text:p>
          </table:table-cell>
          <table:table-cell office:value-type="date" office:date-value="1964-03-10" calcext:value-type="date">
            <text:p>1964-03-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ATH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halakshmi.M</text:p>
          </table:table-cell>
          <table:table-cell office:value-type="date" office:date-value="1970-01-26" calcext:value-type="date">
            <text:p>1970-01-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MOTHER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2:30:00.301992690</meta:creation-date>
    <dc:date>2019-04-25T12:40:12.980340952</dc:date>
    <meta:editing-duration>PT10M19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